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58.9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tur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otal Rentals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ew rented</text:p>
          </table:table-cell>
          <table:table-cell office:value-type="string" calcext:value-type="string">
            <text:p>Returned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ate of retu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D2]/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D3]/[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D4]/[.B4]"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D5]/[.B5]" office:value-type="float" office:value="0.133333333333333" calcext:value-type="float">
            <text:p>0.13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1T07:50:30.198561125</dc:date>
    <meta:editing-duration>PT13H16M27S</meta:editing-duration>
    <meta:editing-cycles>1</meta:editing-cycles>
    <meta:document-statistic meta:table-count="1" meta:cell-count="30" meta:object-count="0"/>
    <meta:generator>LibreOffice/6.0.7.3$Linux_X86_64 LibreOffice_project/00m0$Build-3</meta:generator>
  </office:meta>
</office:document-meta>
</file>